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4.199cm" draw:shadow="visible"/>
      <style:paragraph-properties style:writing-mode="lr-tb"/>
    </style:style>
    <style:style style:name="gr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 draw:shadow="visible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6.35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231cm"/>
      <style:paragraph-properties style:writing-mode="lr-tb"/>
    </style:style>
    <style:style style:name="gr12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82cm" fo:min-width="4.953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66cm" fo:min-width="3.302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9cm" fo:min-width="4.445cm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28cm" fo:min-width="3.048cm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3.81cm"/>
      <style:paragraph-properties style:writing-mode="lr-tb"/>
    </style:style>
    <style:style style:name="gr21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5.461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066cm" svg:y1="3.056cm" svg:x2="9.779cm" svg:y2="2.159cm" draw:start-shape="id1" draw:start-glue-point="4" draw:end-shape="id2" draw:end-glue-point="2" svg:d="M10066 3056l-287-897" svg:viewBox="0 0 288 898">
          <text:p/>
        </draw:connector>
        <draw:connector draw:style-name="gr1" draw:text-style-name="P1" draw:layer="layout" draw:type="line" svg:x1="17.081cm" svg:y1="7.493cm" svg:x2="10.069cm" svg:y2="5.715cm" draw:start-shape="id3" draw:start-glue-point="0" draw:end-shape="id4" draw:end-glue-point="2" svg:d="M17081 7493l-7012-1778" svg:viewBox="0 0 7013 1779">
          <text:p/>
        </draw:connector>
        <draw:connector draw:style-name="gr1" draw:text-style-name="P1" draw:layer="layout" draw:type="line" svg:x1="10.731cm" svg:y1="7.62cm" svg:x2="10.069cm" svg:y2="5.715cm" draw:start-shape="id5" draw:start-glue-point="0" draw:end-shape="id4" draw:end-glue-point="2" svg:d="M10731 7620l-662-1905" svg:viewBox="0 0 663 1906">
          <text:p/>
        </draw:connector>
        <draw:connector draw:style-name="gr1" draw:text-style-name="P1" draw:layer="layout" draw:type="line" svg:x1="4.508cm" svg:y1="7.62cm" svg:x2="10.069cm" svg:y2="5.715cm" draw:start-shape="id6" draw:start-glue-point="0" draw:end-shape="id4" draw:end-glue-point="2" svg:d="M4508 7620l5561-1905" svg:viewBox="0 0 5562 1906">
          <text:p/>
        </draw:connector>
        <draw:connector draw:style-name="gr1" draw:text-style-name="P1" draw:layer="layout" draw:type="line" svg:x1="2.794cm" svg:y1="11.049cm" svg:x2="4.508cm" svg:y2="9.271cm" draw:start-shape="id7" draw:start-glue-point="0" draw:end-shape="id6" draw:end-glue-point="2" svg:d="M2794 11049l1714-1778" svg:viewBox="0 0 1715 1779">
          <text:p/>
        </draw:connector>
        <draw:connector draw:style-name="gr1" draw:text-style-name="P1" draw:layer="layout" draw:type="line" svg:x1="7.302cm" svg:y1="13.335cm" svg:x2="4.508cm" svg:y2="9.271cm" draw:start-shape="id8" draw:start-glue-point="0" draw:end-shape="id6" draw:end-glue-point="2" svg:d="M7302 13335l-2794-4064" svg:viewBox="0 0 2795 4065">
          <text:p/>
        </draw:connector>
        <draw:connector draw:style-name="gr1" draw:text-style-name="P1" draw:layer="layout" draw:type="line" svg:x1="6.731cm" svg:y1="10.604cm" svg:x2="4.508cm" svg:y2="9.271cm" draw:start-shape="id9" draw:end-shape="id6" draw:end-glue-point="2" svg:d="M6731 10604l-2223-1333" svg:viewBox="0 0 2224 1334">
          <text:p/>
        </draw:connector>
        <draw:connector draw:style-name="gr1" draw:text-style-name="P1" draw:layer="layout" draw:type="line" svg:x1="12.636cm" svg:y1="12.446cm" svg:x2="10.731cm" svg:y2="9.271cm" draw:start-shape="id10" draw:start-glue-point="0" draw:end-shape="id5" draw:end-glue-point="2" svg:d="M12636 12446l-1905-3175" svg:viewBox="0 0 1906 3176">
          <text:p/>
        </draw:connector>
        <draw:custom-shape draw:style-name="gr2" draw:text-style-name="P3" xml:id="id11" draw:id="id11" draw:layer="layout" svg:width="3.429cm" svg:height="1.016cm" svg:x="16.129cm" svg:y="10.414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081cm" svg:y2="9.525cm" draw:start-shape="id11" draw:start-glue-point="0" draw:end-shape="id3" draw:end-glue-point="2" svg:d="M17843 10414l-762-889" svg:viewBox="0 0 763 890">
          <text:p/>
        </draw:connector>
        <draw:custom-shape draw:style-name="gr3" draw:text-style-name="P3" xml:id="id12" draw:id="id12" draw:layer="layout" svg:width="4.699cm" svg:height="2.921cm" svg:x="14.732cm" svg:y="17.526cm">
          <text:p text:style-name="P2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081cm" svg:y1="17.526cm" svg:x2="12.636cm" svg:y2="14.605cm" draw:start-shape="id12" draw:start-glue-point="0" draw:end-shape="id10" draw:end-glue-point="2" svg:d="M17081 17526l-4445-2921" svg:viewBox="0 0 4446 2922">
          <text:p/>
        </draw:connector>
        <draw:connector draw:style-name="gr1" draw:text-style-name="P1" draw:layer="layout" draw:type="line" svg:x1="18.226cm" svg:y1="12.971cm" svg:x2="10.731cm" svg:y2="9.271cm" draw:end-shape="id5" draw:end-glue-point="2" svg:d="M18226 12971l-7495-3700" svg:viewBox="0 0 7496 3701">
          <text:p/>
        </draw:connector>
        <draw:custom-shape draw:style-name="gr4" draw:text-style-name="P3" xml:id="id13" draw:id="id13" draw:layer="layout" svg:width="3.429cm" svg:height="1.016cm" svg:x="12.573cm" svg:y="20.828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287cm" svg:y1="20.828cm" svg:x2="12.636cm" svg:y2="14.605cm" draw:start-shape="id13" draw:start-glue-point="0" draw:end-shape="id10" draw:end-glue-point="2" svg:d="M14287 20828l-1651-6223" svg:viewBox="0 0 1652 6224">
          <text:p/>
        </draw:connector>
        <draw:custom-shape draw:style-name="gr5" draw:text-style-name="P3" xml:id="id14" draw:id="id14" draw:layer="layout" svg:width="3.429cm" svg:height="1.016cm" svg:x="15.875cm" svg:y="15.24cm">
          <text:p text:style-name="P2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589cm" svg:y1="15.24cm" svg:x2="12.636cm" svg:y2="14.605cm" draw:start-shape="id14" draw:start-glue-point="0" draw:end-shape="id10" draw:end-glue-point="2" svg:d="M17589 15240l-4953-635" svg:viewBox="0 0 4954 636">
          <text:p/>
        </draw:connector>
        <draw:connector draw:style-name="gr1" draw:text-style-name="P1" draw:layer="layout" draw:type="line" svg:x1="17.589cm" svg:y1="15.24cm" svg:x2="17.018cm" svg:y2="14.224cm" draw:start-shape="id14" draw:start-glue-point="0" draw:end-shape="id15" draw:end-glue-point="2" svg:d="M17589 15240l-571-1016" svg:viewBox="0 0 572 1017">
          <text:p/>
        </draw:connector>
        <draw:custom-shape draw:style-name="gr6" draw:text-style-name="P3" xml:id="id16" draw:id="id16" draw:layer="layout" svg:width="3.048cm" svg:height="2.032cm" svg:x="1.016cm" svg:y="16.51cm">
          <text:p text:style-name="P2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5.842cm" svg:height="2.286cm" svg:x="3.429cm" svg:y="19.177cm">
          <text:p text:style-name="P2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54cm" svg:y1="16.51cm" svg:x2="2.794cm" svg:y2="12.065cm" draw:start-shape="id16" draw:start-glue-point="0" draw:end-shape="id7" svg:d="M2540 16510l254-4445" svg:viewBox="0 0 255 4446">
          <text:p/>
        </draw:connector>
        <draw:connector draw:style-name="gr1" draw:text-style-name="P1" draw:layer="layout" draw:type="line" svg:x1="6.35cm" svg:y1="19.177cm" svg:x2="2.794cm" svg:y2="12.065cm" draw:start-shape="id17" draw:start-glue-point="0" draw:end-shape="id7" draw:end-glue-point="2" svg:d="M6350 19177l-3556-7112" svg:viewBox="0 0 3557 7113">
          <text:p/>
        </draw:connector>
        <draw:custom-shape draw:style-name="gr8" draw:text-style-name="P4" xml:id="id2" draw:id="id2" draw:layer="layout" svg:width="6.858cm" svg:height="1.27cm" svg:x="6.35cm" svg:y="0.889cm">
          <text:p text:style-name="P2"><text:span text:style-name="T1">Security is implemented in integration &amp; ver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381cm" svg:height="0.381cm" svg:x="9.875cm" svg:y="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256cm" svg:y1="3.247cm" svg:x2="13.716cm" svg:y2="2.476cm" draw:start-shape="id1" draw:start-glue-point="10" draw:end-shape="id18" draw:end-glue-point="3" svg:d="M10256 3247l3460-771" svg:viewBox="0 0 3461 772">
          <text:p/>
        </draw:connector>
        <draw:connector draw:style-name="gr10" draw:text-style-name="P1" draw:layer="layout" draw:type="line" svg:x1="10.069cm" svg:y1="4.064cm" svg:x2="10.066cm" svg:y2="3.056cm" draw:start-shape="id4" draw:start-glue-point="0" draw:end-shape="id1" draw:end-glue-point="4" svg:d="M10069 4064l-3-1008" svg:viewBox="0 0 4 1009">
          <text:p/>
        </draw:connector>
        <draw:custom-shape draw:style-name="gr11" draw:text-style-name="P4" xml:id="id4" draw:id="id4" draw:layer="layout" svg:width="6.731cm" svg:height="1.651cm" svg:x="6.704cm" svg:y="4.064cm">
          <text:p text:style-name="P2"><text:span text:style-name="T1">Static &amp; dynamic verifications are performed and enforced on all integrations, reducing risk</text:span></text:p>
          <draw:enhanced-geometry svg:viewBox="0 0 21600 21600" draw:type="rectangle" draw:enhanced-path="M 0 0 L 21600 0 21600 21600 0 21600 0 0 Z N"/>
        </draw:custom-shape>
        <draw:polyline draw:style-name="gr12" draw:text-style-name="P7" xml:id="id18" draw:id="id18" draw:layer="layout" svg:width="2.539cm" svg:height="1.396cm" svg:x="13.716cm" svg:y="1.778cm" svg:viewBox="0 0 2540 1397" draw:points="2540,0 0,0 0,1397 2540,1397">
          <text:p text:style-name="P6"><text:span text:style-name="T2">Verification steps</text:span><text:span text:style-name="T2"><text:line-break/></text:span><text:span text:style-name="T2">reduce risk</text:span></text:p>
        </draw:polyline>
        <draw:custom-shape draw:style-name="gr13" draw:text-style-name="P4" xml:id="id6" draw:id="id6" draw:layer="layout" svg:width="4.445cm" svg:height="1.651cm" svg:x="2.286cm" svg:y="7.62cm">
          <text:p text:style-name="P2"><text:span text:style-name="T1">Static verifications</text:span><text:span text:style-name="T1"><text:line-break/></text:span><text:span text:style-name="T1">are perfo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4.445cm" svg:height="1.651cm" svg:x="8.509cm" svg:y="7.62cm">
          <text:p text:style-name="P2"><text:span text:style-name="T1">Dynamic verifications are perform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3" draw:id="id3" draw:layer="layout" svg:width="4.953cm" svg:height="2.032cm" svg:x="14.605cm" svg:y="7.493cm">
          <text:p text:style-name="P2"><text:span text:style-name="T1">Successful verification required by continuous integration before deploy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7" draw:id="id7" draw:layer="layout" svg:width="3.302cm" svg:height="1.016cm" svg:x="1.143cm" svg:y="11.049cm">
          <text:p text:style-name="P2"><text:span text:style-name="T1">Style checks</text:span><text:span text:style-name="T1"><text:line-break/>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4.445cm" svg:height="1.651cm" svg:x="5.08cm" svg:y="13.335cm">
          <text:p text:style-name="P2"><text:span text:style-name="T1">Source code analyzed for weaknesses &amp; all issues resolve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4.445cm" svg:height="2.159cm" svg:x="10.414cm" svg:y="12.446cm">
          <text:p text:style-name="P2"><text:span text:style-name="T1">Automated testing performed with excellent statement cove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5" draw:id="id15" draw:layer="layout" svg:width="3.048cm" svg:height="1.778cm" svg:x="15.494cm" svg:y="12.446cm">
          <text:p text:style-name="P2"><text:span text:style-name="T1">Negative tests failed as desi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9" draw:id="id9" draw:layer="layout" svg:width="3.81cm" svg:height="1.651cm" svg:x="6.731cm" svg:y="9.779cm">
          <text:p text:style-name="P2"><text:span text:style-name="T1">All reused components are verified as FLO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9" draw:id="id19" draw:layer="layout" svg:width="5.461cm" svg:height="2.032cm" svg:x="6.223cm" svg:y="15.875cm">
          <text:p text:style-name="P2"><text:span text:style-name="T1">File `.github/workflows/</text:span><text:span text:style-name="T1"><text:line-break/></text:span><text:span text:style-name="T1">main.yml` runs source code weakness analyz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953cm" svg:y1="15.875cm" svg:x2="7.302cm" svg:y2="14.986cm" draw:start-shape="id19" draw:start-glue-point="0" draw:end-shape="id8" draw:end-glue-point="2" svg:d="M8953 15875l-1651-889" svg:viewBox="0 0 1652 8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1:35:28.769018805</dc:date>
    <meta:editing-duration>PT10H28M26S</meta:editing-duration>
    <meta:editing-cycles>60</meta:editing-cycles>
    <meta:generator>LibreOffice/6.4.6.2$MacOSX_X86_64 LibreOffice_project/0ce51a4fd21bff07a5c061082cc82c5ed232f115</meta:generator>
    <meta:document-statistic meta:object-count="38"/>
  </office:meta>
</office:document-meta>
</file>